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8b24" officeooo:paragraph-rsid="00008b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an Cscan FCFS – Disk Scheduling </text:p>
      <text:p text:style-name="P1"/>
      <text:p text:style-name="P1">Page replacement – fifo, lru, lfu</text:p>
      <text:p text:style-name="P1"/>
      <text:p text:style-name="P1">Scgeduling – fcfs, sjf, priority, rr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8T23:18:16.525463499</meta:creation-date>
    <dc:date>2023-01-09T00:04:05.996872941</dc:date>
    <meta:editing-duration>PT35M39S</meta:editing-duration>
    <meta:editing-cycles>1</meta:editing-cycles>
    <meta:document-statistic meta:table-count="0" meta:image-count="0" meta:object-count="0" meta:page-count="1" meta:paragraph-count="3" meta:word-count="15" meta:character-count="103" meta:non-whitespace-character-count="87"/>
    <meta:generator>LibreOffice/6.4.7.2$Linux_X86_64 LibreOffice_project/40$Build-2</meta:generator>
  </office:meta>
</office:document-meta>
</file>